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96789" officeooo:paragraph-rsid="00196789"/>
    </style:style>
    <style:style style:name="P2" style:family="paragraph" style:parent-style-name="Standard">
      <style:paragraph-properties fo:text-align="center" style:justify-single-word="false"/>
      <style:text-properties fo:text-transform="uppercase" officeooo:rsid="0016ac7e" officeooo:paragraph-rsid="0016ac7e"/>
    </style:style>
    <style:style style:name="P3" style:family="paragraph" style:parent-style-name="Standard">
      <style:paragraph-properties fo:text-align="center" style:justify-single-word="false"/>
      <style:text-properties fo:text-transform="uppercase" fo:font-weight="bold" officeooo:rsid="0016ac7e" officeooo:paragraph-rsid="0016ac7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officeooo:rsid="001887f2" officeooo:paragraph-rsid="001887f2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officeooo:rsid="001af8cf" officeooo:paragraph-rsid="001af8cf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officeooo:rsid="001fb7ea" officeooo:paragraph-rsid="001fb7ea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text-underline-style="solid" style:text-underline-width="auto" style:text-underline-color="font-color" fo:font-weight="bold" officeooo:rsid="001887f2" officeooo:paragraph-rsid="001887f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style:text-underline-style="solid" style:text-underline-width="auto" style:text-underline-color="font-color" fo:font-weight="bold" officeooo:rsid="001fb7ea" officeooo:paragraph-rsid="001fb7e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officeooo:rsid="0021d863" officeooo:paragraph-rsid="001fb7ea"/>
    </style:style>
    <style:style style:name="P10" style:family="paragraph" style:parent-style-name="Standard" style:list-style-name="L1">
      <style:paragraph-properties fo:text-align="justify" style:justify-single-word="false"/>
      <style:text-properties fo:font-variant="normal" fo:text-transform="none" officeooo:rsid="001887f2" officeooo:paragraph-rsid="001887f2"/>
    </style:style>
    <style:style style:name="P11" style:family="paragraph" style:parent-style-name="Standard" style:list-style-name="L1">
      <style:paragraph-properties fo:text-align="justify" style:justify-single-word="false"/>
      <style:text-properties fo:font-variant="normal" fo:text-transform="none" officeooo:rsid="001c01d5" officeooo:paragraph-rsid="001c01d5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officeooo:rsid="001fb7ea" officeooo:paragraph-rsid="001fb7ea"/>
    </style:style>
    <style:style style:name="T1" style:family="text">
      <style:text-properties officeooo:rsid="001db879"/>
    </style:style>
    <style:style style:name="fr1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cherche exacte de motif</text:p>
      <text:p text:style-name="P3">-</text:p>
      <text:p text:style-name="P3">Comparaison de la vitesse d’exécution de 4 algorithmes</text:p>
      <text:p text:style-name="P5">(Naïf, Morris-Pratt, KMP, Automate reconnaissant A*X)</text:p>
      <text:p text:style-name="P2"/>
      <text:p text:style-name="P7">Résumé :</text:p>
      <text:list xml:id="list6646337034558431826" text:style-name="L1">
        <text:list-item>
          <text:p text:style-name="P10">On observe peu de différence de vitesse entre les différents algorithmes.</text:p>
        </text:list-item>
        <text:list-item>
          <text:p text:style-name="P10">La majorité du temps mesuré correspond en fait à la lecture du fichier cible. Il aurait fallu trouver un moyen de mesurer séparément la durée de lecture dudit fichier et la durée <text:span text:style-name="T1">d’exécution</text:span> de l’algorithme qui suivait, ou bien trouver un moyen plus rapide de lire le fichier (de le streamer peut-être?).</text:p>
        </text:list-item>
        <text:list-item>
          <text:p text:style-name="P11">Les tests prenant plusieurs minutes pour les gros fichiers (500 000 lignes), je n’ai effectué qu’un seul test par couple algorithme/alphabet : il n’y a pas de réplicats. </text:p>
        </text:list-item>
        <text:list-item>
          <text:p text:style-name="P10">On aurait également pu mesurer la quantité de mémoire utilisée (mais là encore, avec le programme écrit tel quel, la consommation de mémoire serait majoritairement due à la lecture du fichier cible).</text:p>
        </text:list-item>
      </text:list>
      <text:p text:style-name="P4"/>
      <text:p text:style-name="P8">1 – Fichier cible de 100000 lignes</text:p>
      <text:p text:style-name="P9"><draw:frame draw:style-name="fr1" draw:name="Objet1" text:anchor-type="paragraph" svg:width="13.711cm" svg:height="6.727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1" draw:name="Objet2" text:anchor-type="paragraph" svg:width="14.818cm" svg:height="7.706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/>
      <text:p text:style-name="P8"><text:soft-page-break/></text:p>
      <text:p text:style-name="P8"><draw:frame draw:style-name="fr2" draw:name="Objet3" text:anchor-type="paragraph" svg:y="0.222cm" svg:width="14.586cm" svg:height="7.592cm" draw:z-index="4"><draw:object xlink:href="./Object 3" xlink:type="simple" xlink:show="embed" xlink:actuate="onLoad"/><draw:image xlink:href="./ObjectReplacements/Object 3" xlink:type="simple" xlink:show="embed" xlink:actuate="onLoad"/></draw:frame>2 – Fichier cible de 500000 lignes</text:p>
      <text:p text:style-name="P6"><draw:frame draw:style-name="fr3" draw:name="Objet4" text:anchor-type="paragraph" svg:x="2.459cm" svg:y="0.252cm" svg:width="12.554cm" svg:height="7.052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6"><draw:frame draw:style-name="fr3" draw:name="Objet5" text:anchor-type="paragraph" svg:x="1.621cm" svg:y="7.033cm" svg:width="14.289cm" svg:height="7.562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4" draw:name="Objet6" text:anchor-type="paragraph" svg:width="16cm" svg:height="8.999cm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6789" officeooo:paragraph-rsid="0019678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ctor Mataigne – Master BIM 2,1 - <text:s/>SIB – Algorithmique avancée – Projet automate A*x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23:33:11.804764662</meta:creation-date>
    <dc:date>2017-04-05T08:01:48.040784511</dc:date>
    <meta:editing-duration>PT7H3M19S</meta:editing-duration>
    <meta:editing-cycles>22</meta:editing-cycles>
    <meta:generator>LibreOffice/5.1.6.2$Linux_X86_64 LibreOffice_project/10m0$Build-2</meta:generator>
    <meta:document-statistic meta:table-count="0" meta:image-count="0" meta:object-count="6" meta:page-count="3" meta:paragraph-count="12" meta:word-count="172" meta:character-count="1044" meta:non-whitespace-character-count="8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6" chart:maximum="27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71cm" svg:height="6.727cm" xlink:href="." xlink:type="simple" chart:class="chart:bar" chart:style-name="ch1">
        <chart:title svg:x="2.909cm" svg:y="0.27cm" chart:style-name="ch2">
          <text:p>Taille du mot recherché : 50 caractères</text:p>
        </chart:title>
        <chart:subtitle svg:x="4.245cm" svg:y="1.183cm" chart:style-name="ch3">
          <text:p>Fichier cible de 100000 lignes</text:p>
        </chart:subtitle>
        <chart:legend chart:legend-position="end" svg:x="11.579cm" svg:y="2.317cm" style:legend-expansion="high" chart:style-name="ch4"/>
        <chart:plot-area chart:style-name="ch5" chart:data-source-has-labels="both" svg:x="1.285cm" svg:y="2cm" svg:width="10.02cm" svg:height="3.612cm">
          <chartooo:coordinate-region svg:x="1.906cm" svg:y="2cm" svg:width="9.399cm" svg:height="2.965cm"/>
          <chart:axis chart:dimension="x" chart:name="primary-x" chart:style-name="ch6" chartooo:axis-type="auto">
            <chartooo:date-scale/>
            <chart:title svg:x="5.457cm" svg:y="5.746cm" chart:style-name="ch7">
              <text:p>Algorithme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5.16cm" chart:style-name="ch9">
              <text:p>Durée (secondes)</text:p>
            </chart:title>
            <chart:grid chart:style-name="ch10" chart:class="major"/>
          </chart:axis>
          <chart:series chart:style-name="ch11" chart:values-cell-range-address="local-table.$B$2:.$B$5" chart:label-cell-address="local-table.$B$1" chart:class="chart:bar">
            <chart:data-point chart:repeated="4"/>
          </chart:series>
          <chart:series chart:style-name="ch12" chart:values-cell-range-address="local-table.$C$2:.$C$5" chart:label-cell-address="local-table.$C$1" chart:class="chart:bar">
            <chart:data-point chart:repeated="4"/>
          </chart:series>
          <chart:series chart:style-name="ch13" chart:values-cell-range-address="local-table.$D$2:.$D$5" chart:label-cell-address="local-table.$D$1" chart:class="chart:bar">
            <chart:data-point chart:repeated="4"/>
          </chart:series>
          <chart:series chart:style-name="ch14" chart:values-cell-range-address="local-table.$E$2:.$E$5" chart:label-cell-address="local-table.$E$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gt</text:p>
              </table:table-cell>
              <table:table-cell office:value-type="string">
                <text:p>[0-9]</text:p>
              </table:table-cell>
              <table:table-cell office:value-type="string">
                <text:p>[a-z]</text:p>
              </table:table-cell>
              <table:table-cell office:value-type="string">
                <text:p>[a-z][0-9]</text:p>
              </table:table-cell>
            </table:table-row>
          </table:table-header-rows>
          <table:table-rows>
            <table:table-row>
              <table:table-cell office:value-type="string">
                <text:p>Naif</text:p>
              </table:table-cell>
              <table:table-cell office:value-type="float" office:value="25.2">
                <text:p>25.2</text:p>
              </table:table-cell>
              <table:table-cell office:value-type="float" office:value="22.708">
                <text:p>22.708</text:p>
              </table:table-cell>
              <table:table-cell office:value-type="float" office:value="22.483">
                <text:p>22.483</text:p>
              </table:table-cell>
              <table:table-cell office:value-type="float" office:value="22.957">
                <text:p>22.957</text:p>
              </table:table-cell>
            </table:table-row>
            <table:table-row>
              <table:table-cell office:value-type="string">
                <text:p>Morris-Pratt</text:p>
              </table:table-cell>
              <table:table-cell office:value-type="float" office:value="23.28">
                <text:p>23.28</text:p>
              </table:table-cell>
              <table:table-cell office:value-type="float" office:value="22.749">
                <text:p>22.749</text:p>
              </table:table-cell>
              <table:table-cell office:value-type="float" office:value="23.143">
                <text:p>23.143</text:p>
              </table:table-cell>
              <table:table-cell office:value-type="float" office:value="22.869">
                <text:p>22.869</text:p>
              </table:table-cell>
            </table:table-row>
            <table:table-row>
              <table:table-cell office:value-type="string">
                <text:p>KMP</text:p>
              </table:table-cell>
              <table:table-cell office:value-type="float" office:value="22.497">
                <text:p>22.497</text:p>
              </table:table-cell>
              <table:table-cell office:value-type="float" office:value="25.597">
                <text:p>25.597</text:p>
              </table:table-cell>
              <table:table-cell office:value-type="float" office:value="24.391">
                <text:p>24.391</text:p>
              </table:table-cell>
              <table:table-cell office:value-type="float" office:value="23.809">
                <text:p>23.809</text:p>
              </table:table-cell>
            </table:table-row>
            <table:table-row>
              <table:table-cell office:value-type="string">
                <text:p>A*x</text:p>
              </table:table-cell>
              <table:table-cell office:value-type="float" office:value="23.15">
                <text:p>23.15</text:p>
              </table:table-cell>
              <table:table-cell office:value-type="float" office:value="23.583">
                <text:p>23.583</text:p>
              </table:table-cell>
              <table:table-cell office:value-type="float" office:value="24.665">
                <text:p>24.665</text:p>
              </table:table-cell>
              <table:table-cell office:value-type="float" office:value="25.224">
                <text:p>25.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6" chart:maximum="27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818cm" svg:height="7.706cm" xlink:href="." xlink:type="simple" chart:class="chart:bar" chart:style-name="ch1">
        <chart:title svg:x="3.344cm" svg:y="0.29cm" chart:style-name="ch2">
          <text:p>Taille du mot recherché : 500 caractères</text:p>
        </chart:title>
        <chart:subtitle svg:x="4.799cm" svg:y="1.223cm" chart:style-name="ch3">
          <text:p>Fichier cible de 100000 lignes</text:p>
        </chart:subtitle>
        <chart:legend chart:legend-position="end" svg:x="12.687cm" svg:y="2.807cm" style:legend-expansion="high" chart:style-name="ch4"/>
        <chart:plot-area chart:style-name="ch5" chart:data-source-has-labels="both" svg:x="1.307cm" svg:y="2.06cm" svg:width="11.084cm" svg:height="4.511cm">
          <chartooo:coordinate-region svg:x="1.928cm" svg:y="2.06cm" svg:width="10.463cm" svg:height="3.864cm"/>
          <chart:axis chart:dimension="x" chart:name="primary-x" chart:style-name="ch6" chartooo:axis-type="auto">
            <chartooo:date-scale/>
            <chart:title svg:x="6.011cm" svg:y="6.725cm" chart:style-name="ch7">
              <text:p>Algorithme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5.669cm" chart:style-name="ch9">
              <text:p>Durée (secondes)</text:p>
            </chart:title>
            <chart:grid chart:style-name="ch10" chart:class="major"/>
          </chart:axis>
          <chart:series chart:style-name="ch11" chart:values-cell-range-address="local-table.$B$2:.$B$5" chart:label-cell-address="local-table.$B$1" chart:class="chart:bar">
            <chart:data-point chart:repeated="4"/>
          </chart:series>
          <chart:series chart:style-name="ch12" chart:values-cell-range-address="local-table.$C$2:.$C$5" chart:label-cell-address="local-table.$C$1" chart:class="chart:bar">
            <chart:data-point chart:repeated="4"/>
          </chart:series>
          <chart:series chart:style-name="ch13" chart:values-cell-range-address="local-table.$D$2:.$D$5" chart:label-cell-address="local-table.$D$1" chart:class="chart:bar">
            <chart:data-point chart:repeated="4"/>
          </chart:series>
          <chart:series chart:style-name="ch14" chart:values-cell-range-address="local-table.$E$2:.$E$5" chart:label-cell-address="local-table.$E$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gt</text:p>
              </table:table-cell>
              <table:table-cell office:value-type="string">
                <text:p>[0-9]</text:p>
              </table:table-cell>
              <table:table-cell office:value-type="string">
                <text:p>[a-z]</text:p>
              </table:table-cell>
              <table:table-cell office:value-type="string">
                <text:p>[a-z][0-9]</text:p>
              </table:table-cell>
            </table:table-row>
          </table:table-header-rows>
          <table:table-rows>
            <table:table-row>
              <table:table-cell office:value-type="string">
                <text:p>Naif</text:p>
              </table:table-cell>
              <table:table-cell office:value-type="float" office:value="22.6">
                <text:p>22.6</text:p>
              </table:table-cell>
              <table:table-cell office:value-type="float" office:value="22.675">
                <text:p>22.675</text:p>
              </table:table-cell>
              <table:table-cell office:value-type="float" office:value="22.599">
                <text:p>22.599</text:p>
              </table:table-cell>
              <table:table-cell office:value-type="float" office:value="23.394">
                <text:p>23.394</text:p>
              </table:table-cell>
            </table:table-row>
            <table:table-row>
              <table:table-cell office:value-type="string">
                <text:p>Morris-Pratt</text:p>
              </table:table-cell>
              <table:table-cell office:value-type="float" office:value="22.658">
                <text:p>22.658</text:p>
              </table:table-cell>
              <table:table-cell office:value-type="float" office:value="22.605">
                <text:p>22.605</text:p>
              </table:table-cell>
              <table:table-cell office:value-type="float" office:value="24.144">
                <text:p>24.144</text:p>
              </table:table-cell>
              <table:table-cell office:value-type="float" office:value="23.161">
                <text:p>23.161</text:p>
              </table:table-cell>
            </table:table-row>
            <table:table-row>
              <table:table-cell office:value-type="string">
                <text:p>KMP</text:p>
              </table:table-cell>
              <table:table-cell office:value-type="float" office:value="23.884">
                <text:p>23.884</text:p>
              </table:table-cell>
              <table:table-cell office:value-type="float" office:value="22.746">
                <text:p>22.746</text:p>
              </table:table-cell>
              <table:table-cell office:value-type="float" office:value="22.776">
                <text:p>22.776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string">
                <text:p>A*x</text:p>
              </table:table-cell>
              <table:table-cell office:value-type="float" office:value="23.09">
                <text:p>23.09</text:p>
              </table:table-cell>
              <table:table-cell office:value-type="float" office:value="23.193">
                <text:p>23.193</text:p>
              </table:table-cell>
              <table:table-cell office:value-type="float" office:value="23.264">
                <text:p>23.264</text:p>
              </table:table-cell>
              <table:table-cell office:value-type="float" office:value="23.958">
                <text:p>23.9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6" chart:maximum="27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585cm" svg:height="7.591cm" xlink:href="." xlink:type="simple" chart:class="chart:bar" chart:style-name="ch1">
        <chart:title svg:x="3.108cm" svg:y="0.287cm" chart:style-name="ch2">
          <text:p>Taille du mot recherché : 5000 caractères</text:p>
        </chart:title>
        <chart:subtitle svg:x="4.682cm" svg:y="1.217cm" chart:style-name="ch3">
          <text:p>Fichier cible de 100000 lignes</text:p>
        </chart:subtitle>
        <chart:legend chart:legend-position="end" svg:x="12.454cm" svg:y="2.749cm" style:legend-expansion="high" chart:style-name="ch4"/>
        <chart:plot-area chart:style-name="ch5" chart:data-source-has-labels="both" svg:x="1.302cm" svg:y="2.051cm" svg:width="10.861cm" svg:height="4.408cm">
          <chartooo:coordinate-region svg:x="1.923cm" svg:y="2.051cm" svg:width="10.24cm" svg:height="3.761cm"/>
          <chart:axis chart:dimension="x" chart:name="primary-x" chart:style-name="ch6" chartooo:axis-type="auto">
            <chartooo:date-scale/>
            <chart:title svg:x="5.894cm" svg:y="6.61cm" chart:style-name="ch7">
              <text:p>Algorithme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5.609cm" chart:style-name="ch9">
              <text:p>Durée (secondes)</text:p>
            </chart:title>
            <chart:grid chart:style-name="ch10" chart:class="major"/>
          </chart:axis>
          <chart:series chart:style-name="ch11" chart:values-cell-range-address="local-table.$B$2:.$B$5" chart:label-cell-address="local-table.$B$1" chart:class="chart:bar">
            <chart:data-point chart:repeated="4"/>
          </chart:series>
          <chart:series chart:style-name="ch12" chart:values-cell-range-address="local-table.$C$2:.$C$5" chart:label-cell-address="local-table.$C$1" chart:class="chart:bar">
            <chart:data-point chart:repeated="4"/>
          </chart:series>
          <chart:series chart:style-name="ch13" chart:values-cell-range-address="local-table.$D$2:.$D$5" chart:label-cell-address="local-table.$D$1" chart:class="chart:bar">
            <chart:data-point chart:repeated="4"/>
          </chart:series>
          <chart:series chart:style-name="ch14" chart:values-cell-range-address="local-table.$E$2:.$E$5" chart:label-cell-address="local-table.$E$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gt</text:p>
              </table:table-cell>
              <table:table-cell office:value-type="string">
                <text:p>[0-9]</text:p>
              </table:table-cell>
              <table:table-cell office:value-type="string">
                <text:p>[a-z]</text:p>
              </table:table-cell>
              <table:table-cell office:value-type="string">
                <text:p>[a-z][0-9]</text:p>
              </table:table-cell>
            </table:table-row>
          </table:table-header-rows>
          <table:table-rows>
            <table:table-row>
              <table:table-cell office:value-type="string">
                <text:p>Naif</text:p>
              </table:table-cell>
              <table:table-cell office:value-type="float" office:value="23.048">
                <text:p>23.048</text:p>
              </table:table-cell>
              <table:table-cell office:value-type="float" office:value="23.608">
                <text:p>23.608</text:p>
              </table:table-cell>
              <table:table-cell office:value-type="float" office:value="25.233">
                <text:p>25.233</text:p>
              </table:table-cell>
              <table:table-cell office:value-type="float" office:value="24.943">
                <text:p>24.943</text:p>
              </table:table-cell>
            </table:table-row>
            <table:table-row>
              <table:table-cell office:value-type="string">
                <text:p>Morris-Pratt</text:p>
              </table:table-cell>
              <table:table-cell office:value-type="float" office:value="24.577">
                <text:p>24.577</text:p>
              </table:table-cell>
              <table:table-cell office:value-type="float" office:value="24.759">
                <text:p>24.759</text:p>
              </table:table-cell>
              <table:table-cell office:value-type="float" office:value="26.851">
                <text:p>26.851</text:p>
              </table:table-cell>
              <table:table-cell office:value-type="float" office:value="22.79">
                <text:p>22.79</text:p>
              </table:table-cell>
            </table:table-row>
            <table:table-row>
              <table:table-cell office:value-type="string">
                <text:p>KMP</text:p>
              </table:table-cell>
              <table:table-cell office:value-type="float" office:value="22.956">
                <text:p>22.956</text:p>
              </table:table-cell>
              <table:table-cell office:value-type="float" office:value="22.888">
                <text:p>22.888</text:p>
              </table:table-cell>
              <table:table-cell office:value-type="float" office:value="23.148">
                <text:p>23.148</text:p>
              </table:table-cell>
              <table:table-cell office:value-type="float" office:value="22.662">
                <text:p>22.662</text:p>
              </table:table-cell>
            </table:table-row>
            <table:table-row>
              <table:table-cell office:value-type="string">
                <text:p>A*x</text:p>
              </table:table-cell>
              <table:table-cell office:value-type="float" office:value="23.699">
                <text:p>23.699</text:p>
              </table:table-cell>
              <table:table-cell office:value-type="float" office:value="23.107">
                <text:p>23.107</text:p>
              </table:table-cell>
              <table:table-cell office:value-type="float" office:value="24.292">
                <text:p>24.292</text:p>
              </table:table-cell>
              <table:table-cell office:value-type="float" office:value="23.189">
                <text:p>23.1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2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553cm" svg:height="7.051cm" xlink:href="." xlink:type="simple" chart:class="chart:bar" chart:style-name="ch1">
        <chart:title svg:x="2.33cm" svg:y="0.277cm" chart:style-name="ch2">
          <text:p>Taille du mot recherché : 50 caractères</text:p>
        </chart:title>
        <chart:subtitle svg:x="3.666cm" svg:y="1.197cm" chart:style-name="ch3">
          <text:p>Fichier cible de 500000 lignes</text:p>
        </chart:subtitle>
        <chart:legend chart:legend-position="end" svg:x="9.681cm" svg:y="2.479cm" style:legend-expansion="high" chart:style-name="ch4"/>
        <chart:plot-area chart:style-name="ch5" chart:data-source-has-labels="both" svg:x="0.251cm" svg:y="2.021cm" svg:width="9.179cm" svg:height="4.889cm">
          <chartooo:coordinate-region svg:x="1.058cm" svg:y="2.22cm" svg:width="8.372cm" svg:height="4.043cm"/>
          <chart:axis chart:dimension="x" chart:name="primary-x" chart:style-name="ch6" chartooo:axis-type="auto">
            <chartooo:date-scale/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series chart:style-name="ch11" chart:values-cell-range-address="local-table.$D$2:.$D$5" chart:label-cell-address="local-table.$D$1" chart:class="chart:bar">
            <chart:data-point chart:repeated="4"/>
          </chart:series>
          <chart:series chart:style-name="ch12" chart:values-cell-range-address="local-table.$E$2:.$E$5" chart:label-cell-address="local-table.$E$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phabet acgt</text:p>
                <text:list>
                  <text:list-item>
                    <text:p>Alphabet</text:p>
                  </text:list-item>
                  <text:list-item>
                    <text:p>acgt</text:p>
                  </text:list-item>
                </text:list>
              </table:table-cell>
              <table:table-cell office:value-type="string">
                <text:p>[0-9]</text:p>
                <text:list>
                  <text:list-item>
                    <text:p/>
                  </text:list-item>
                  <text:list-item>
                    <text:p>[0-9]</text:p>
                  </text:list-item>
                </text:list>
              </table:table-cell>
              <table:table-cell office:value-type="string">
                <text:p>[a-z]</text:p>
                <text:list>
                  <text:list-item>
                    <text:p/>
                  </text:list-item>
                  <text:list-item>
                    <text:p>[a-z]</text:p>
                  </text:list-item>
                </text:list>
              </table:table-cell>
              <table:table-cell office:value-type="string">
                <text:p>[a-z][0-9]</text:p>
                <text:list>
                  <text:list-item>
                    <text:p/>
                  </text:list-item>
                  <text:list-item>
                    <text:p>[a-z][0-9]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Naif</text:p>
              </table:table-cell>
              <table:table-cell office:value-type="float" office:value="652">
                <text:p>652</text:p>
              </table:table-cell>
              <table:table-cell office:value-type="float" office:value="650">
                <text:p>650</text:p>
              </table:table-cell>
              <table:table-cell office:value-type="float" office:value="638">
                <text:p>638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Morris-Pratt</text:p>
              </table:table-cell>
              <table:table-cell office:value-type="float" office:value="665">
                <text:p>665</text:p>
              </table:table-cell>
              <table:table-cell office:value-type="float" office:value="709">
                <text:p>709</text:p>
              </table:table-cell>
              <table:table-cell office:value-type="float" office:value="637">
                <text:p>63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KMP</text:p>
              </table:table-cell>
              <table:table-cell office:value-type="float" office:value="637">
                <text:p>637</text:p>
              </table:table-cell>
              <table:table-cell office:value-type="float" office:value="652">
                <text:p>652</text:p>
              </table:table-cell>
              <table:table-cell office:value-type="float" office:value="639">
                <text:p>63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A*x</text:p>
              </table:table-cell>
              <table:table-cell office:value-type="float" office:value="621">
                <text:p>621</text:p>
              </table:table-cell>
              <table:table-cell office:value-type="float" office:value="624">
                <text:p>624</text:p>
              </table:table-cell>
              <table:table-cell office:value-type="float" office:value="641">
                <text:p>641</text:p>
              </table:table-cell>
              <table:table-cell office:value-type="float" office:value="647">
                <text:p>6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2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89cm" svg:height="7.561cm" xlink:href="." xlink:type="simple" chart:class="chart:bar" chart:style-name="ch1">
        <chart:title svg:x="3.079cm" svg:y="0.287cm" chart:style-name="ch2">
          <text:p>Taille du mot recherché : 500 caractères</text:p>
        </chart:title>
        <chart:subtitle svg:x="4.534cm" svg:y="1.217cm" chart:style-name="ch3">
          <text:p>Fichier cible de 500000 lignes</text:p>
        </chart:subtitle>
        <chart:legend chart:legend-position="end" svg:x="12.158cm" svg:y="2.734cm" style:legend-expansion="high" chart:style-name="ch4"/>
        <chart:plot-area chart:style-name="ch5" chart:data-source-has-labels="both" svg:x="1.296cm" svg:y="2.051cm" svg:width="10.577cm" svg:height="4.378cm">
          <chartooo:coordinate-region svg:x="2.103cm" svg:y="2.25cm" svg:width="9.77cm" svg:height="3.532cm"/>
          <chart:axis chart:dimension="x" chart:name="primary-x" chart:style-name="ch6" chartooo:axis-type="auto">
            <chartooo:date-scale/>
            <chart:title svg:x="5.746cm" svg:y="6.58cm" chart:style-name="ch7">
              <text:p>Algorithme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5.594cm" chart:style-name="ch9">
              <text:p>Durée (secondes)</text:p>
            </chart:title>
            <chart:grid chart:style-name="ch10" chart:class="major"/>
          </chart:axis>
          <chart:series chart:style-name="ch11" chart:values-cell-range-address="local-table.$B$2:.$B$5" chart:label-cell-address="local-table.$B$1" chart:class="chart:bar">
            <chart:data-point chart:repeated="4"/>
          </chart:series>
          <chart:series chart:style-name="ch12" chart:values-cell-range-address="local-table.$C$2:.$C$5" chart:label-cell-address="local-table.$C$1" chart:class="chart:bar">
            <chart:data-point chart:repeated="4"/>
          </chart:series>
          <chart:series chart:style-name="ch13" chart:values-cell-range-address="local-table.$D$2:.$D$5" chart:label-cell-address="local-table.$D$1" chart:class="chart:bar">
            <chart:data-point chart:repeated="4"/>
          </chart:series>
          <chart:series chart:style-name="ch14" chart:values-cell-range-address="local-table.$E$2:.$E$5" chart:label-cell-address="local-table.$E$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gt</text:p>
              </table:table-cell>
              <table:table-cell office:value-type="string">
                <text:p>[0-9]</text:p>
              </table:table-cell>
              <table:table-cell office:value-type="string">
                <text:p>[a-z]</text:p>
              </table:table-cell>
              <table:table-cell office:value-type="string">
                <text:p>[a-z][0-9]</text:p>
              </table:table-cell>
            </table:table-row>
          </table:table-header-rows>
          <table:table-rows>
            <table:table-row>
              <table:table-cell office:value-type="string">
                <text:p>Naif</text:p>
              </table:table-cell>
              <table:table-cell office:value-type="float" office:value="647">
                <text:p>647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Morris-Pratt</text:p>
              </table:table-cell>
              <table:table-cell office:value-type="float" office:value="651">
                <text:p>651</text:p>
              </table:table-cell>
              <table:table-cell office:value-type="float" office:value="690">
                <text:p>690</text:p>
              </table:table-cell>
              <table:table-cell office:value-type="float" office:value="784">
                <text:p>784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KMP</text:p>
              </table:table-cell>
              <table:table-cell office:value-type="float" office:value="669">
                <text:p>669</text:p>
              </table:table-cell>
              <table:table-cell office:value-type="float" office:value="682">
                <text:p>682</text:p>
              </table:table-cell>
              <table:table-cell office:value-type="float" office:value="720">
                <text:p>720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A*x</text:p>
              </table:table-cell>
              <table:table-cell office:value-type="float" office:value="622">
                <text:p>622</text:p>
              </table:table-cell>
              <table:table-cell office:value-type="float" office:value="787">
                <text:p>787</text:p>
              </table:table-cell>
              <table:table-cell office:value-type="float" office:value="830">
                <text:p>830</text:p>
              </table:table-cell>
              <table:table-cell office:value-type="float" office:value="787">
                <text:p>7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815cm" svg:y="0.315cm" chart:style-name="ch2">
          <text:p>Taille du mot recherché : 5000 caractères</text:p>
        </chart:title>
        <chart:subtitle svg:x="5.389cm" svg:y="1.273cm" chart:style-name="ch3">
          <text:p>Fichier cible de 500000 lignes</text:p>
        </chart:subtitle>
        <chart:legend chart:legend-position="end" svg:x="13.868cm" svg:y="3.453cm" style:legend-expansion="high" chart:style-name="ch4"/>
        <chart:plot-area chart:style-name="ch5" chart:data-source-has-labels="both" svg:x="1.33cm" svg:y="2.135cm" svg:width="12.219cm" svg:height="5.704cm">
          <chartooo:coordinate-region svg:x="2.137cm" svg:y="2.334cm" svg:width="11.412cm" svg:height="4.858cm"/>
          <chart:axis chart:dimension="x" chart:name="primary-x" chart:style-name="ch6" chartooo:axis-type="auto">
            <chartooo:date-scale/>
            <chart:title svg:x="6.601cm" svg:y="8.018cm" chart:style-name="ch7">
              <text:p>Algorithme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6.261cm" chart:style-name="ch9">
              <text:p>Durée (econdes)</text:p>
            </chart:title>
            <chart:grid chart:style-name="ch10" chart:class="major"/>
          </chart:axis>
          <chart:series chart:style-name="ch11" chart:values-cell-range-address="local-table.$B$2:.$B$5" chart:label-cell-address="local-table.$B$1" chart:class="chart:bar">
            <chart:data-point chart:repeated="4"/>
          </chart:series>
          <chart:series chart:style-name="ch12" chart:values-cell-range-address="local-table.$C$2:.$C$5" chart:label-cell-address="local-table.$C$1" chart:class="chart:bar">
            <chart:data-point chart:repeated="4"/>
          </chart:series>
          <chart:series chart:style-name="ch13" chart:values-cell-range-address="local-table.$D$2:.$D$5" chart:label-cell-address="local-table.$D$1" chart:class="chart:bar">
            <chart:data-point chart:repeated="4"/>
          </chart:series>
          <chart:series chart:style-name="ch14" chart:values-cell-range-address="local-table.$E$2:.$E$5" chart:label-cell-address="local-table.$E$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gt</text:p>
              </table:table-cell>
              <table:table-cell office:value-type="string">
                <text:p>[0-9]</text:p>
              </table:table-cell>
              <table:table-cell office:value-type="string">
                <text:p>[a-z]</text:p>
              </table:table-cell>
              <table:table-cell office:value-type="string">
                <text:p>[a-z][0-9]</text:p>
              </table:table-cell>
            </table:table-row>
          </table:table-header-rows>
          <table:table-rows>
            <table:table-row>
              <table:table-cell office:value-type="string">
                <text:p>Naif</text:p>
              </table:table-cell>
              <table:table-cell office:value-type="float" office:value="624">
                <text:p>624</text:p>
              </table:table-cell>
              <table:table-cell office:value-type="float" office:value="688">
                <text:p>688</text:p>
              </table:table-cell>
              <table:table-cell office:value-type="float" office:value="691">
                <text:p>691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Morris-Pratt</text:p>
              </table:table-cell>
              <table:table-cell office:value-type="float" office:value="628">
                <text:p>628</text:p>
              </table:table-cell>
              <table:table-cell office:value-type="float" office:value="641">
                <text:p>641</text:p>
              </table:table-cell>
              <table:table-cell office:value-type="float" office:value="622">
                <text:p>622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KMP</text:p>
              </table:table-cell>
              <table:table-cell office:value-type="float" office:value="656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641">
                <text:p>641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A*x</text:p>
              </table:table-cell>
              <table:table-cell office:value-type="float" office:value="679">
                <text:p>679</text:p>
              </table:table-cell>
              <table:table-cell office:value-type="float" office:value="698">
                <text:p>698</text:p>
              </table:table-cell>
              <table:table-cell office:value-type="float" office:value="682">
                <text:p>682</text:p>
              </table:table-cell>
              <table:table-cell office:value-type="float" office:value="618">
                <text:p>6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